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e254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e254" officeooo:paragraph-rsid="0017e254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e254" officeooo:paragraph-rsid="001bcf1f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7e254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7e254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e254" officeooo:paragraph-rsid="00239cd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e254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8e5d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36ba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39cdd" style:text-blinking="false" fo:background-color="transparent" loext:char-shading-value="0"/>
    </style:style>
    <style:style style:name="T5" style:family="text">
      <style:text-properties officeooo:rsid="00236baf"/>
    </style:style>
    <style:style style:name="T6" style:family="text">
      <style:text-properties officeooo:rsid="00239c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dab0f350-7fff-477e-57d9-c544db9f7112"/>User Management Tasks:-</text:p>
      <text:p text:style-name="Text_20_body"/>
      <text:p text:style-name="P2">1. Add a User with a Specific Home Directory, Default Shell, and Custom Comment</text:p>
      <text:p text:style-name="P6"><text:span text:style-name="T1">ANS: <text:s/>sudo useradd -d /home/</text:span><text:span text:style-name="T2">Akash</text:span><text:span text:style-name="T1"> -s /bin/bash -c "</text:span><text:span text:style-name="T2">New User</text:span><text:span text:style-name="T1">" </text:span><text:span text:style-name="T2">Akash</text:span></text:p>
      <text:p text:style-name="P4"/>
      <text:p text:style-name="P3">2. Add a User with Home Directory, Custom Shell, Custom Comment, and UID/GID</text:p>
      <text:p text:style-name="P8">ANS: sudo useradd --comment "<text:span text:style-name="T6">Linux task</text:span>" --home-dir /home/<text:span text:style-name="T6">Akash</text:span> --uid 900 --gid 101 --shell /bin/bash <text:span text:style-name="T6">Akash</text:span></text:p>
      <text:p text:style-name="P4"/>
      <text:p text:style-name="P3">3. Add a User with Home Directory, No Shell, Custom Comment, and User ID</text:p>
      <text:p text:style-name="P6"><text:span text:style-name="T1">ANS: sudo useradd --comment "</text:span><text:span text:style-name="T4">Linux task</text:span><text:span text:style-name="T1">" --home-dir /home/</text:span><text:span text:style-name="T4">Akash</text:span><text:span text:style-name="T1"> --uid 1003 --shell /bin/false </text:span><text:span text:style-name="T4">Akash</text:span></text:p>
      <text:p text:style-name="P4"/>
      <text:p text:style-name="P3">4. Add a User with Home Directory, Shell, Custom Skell/Comment, and User ID</text:p>
      <text:p text:style-name="P6"><text:span text:style-name="T1">ANS: sudo useradd -m -s /bin/bash -k /etc/skel_custom -c "</text:span><text:span text:style-name="T3">Akash Raut</text:span><text:span text:style-name="T1">" -u 1002 </text:span><text:span text:style-name="T3">Akash</text:span></text:p>
      <text:p text:style-name="P4"/>
      <text:p text:style-name="P3">5. Add a User without Home Directory, No Shell, No Group, and Custom Comment</text:p>
      <text:p text:style-name="P6"><text:span text:style-name="T1">ANS: </text:span><text:span text:style-name="T3">sudo </text:span><text:span text:style-name="T1">useradd --no-create-home --shell /bin/false --no-user-group --comment "</text:span><text:span text:style-name="T3">No group and shell</text:span><text:span text:style-name="T1">" </text:span><text:span text:style-name="T3">Akash</text:span></text:p>
      <text:p text:style-name="P4"/>
      <text:p text:style-name="Text_20_body"/>
      <text:p text:style-name="P1">Permission Management Tasks:-</text:p>
      <text:p text:style-name="Text_20_body"/>
      <text:p text:style-name="P3">1. Change the permission set of /training/readme.txt so that only the user (owner) can read,write, and execute it. Use absolute mode.</text:p>
      <text:p text:style-name="P4">ANS: chmod 700 /training/readme.txt</text:p>
      <text:p text:style-name="P4"/>
      <text:p text:style-name="P3">2. Change the permission set of /training/readme.txt so that any user can read it, the group can read/write to it and the user (owner) can read/write/execute it. Use absolute mode.</text:p>
      <text:p text:style-name="P5">ANS: chmod 764 /training/readme.txt</text:p>
      <text:p text:style-name="P4"/>
      <text:p text:style-name="P3">3. Change the permission set of /training/readme.txt so that only the user (owner) can read, write, and execute it. Use symbolic mode.</text:p>
      <text:p text:style-name="P5">ANS: chmod u+rwx /training/readme.txt</text:p>
      <text:p text:style-name="P4"/>
      <text:p text:style-name="P3">4. Change the permission set of /training/readme.txt so that any user can read it, the group can read/write to it and the user (owner) can read/write/execute it. Use symbolic mode.</text:p>
      <text:p text:style-name="P5">ANS: chmod u=rwx,g=rw,o=r /training/readme.txt</text:p>
      <text:p text:style-name="P4"/>
      <text:p text:style-name="P3">5. Change the permission set of /training/readme.txt so that only the user (owner) can read/write/ execute, group, and any user can execute it. However, whenever anyone executes it, it should run with the privileges of the group. Use absolute mode.</text:p>
      <text:p text:style-name="P5">ANS: chmod 4710 /training/readme.txt</text:p>
      <text:p text:style-name="P4"/>
      <text:p text:style-name="P3"><text:soft-page-break/>6. Change the permission set of /training/readme.txt so that only the owner can rename or delete this file while maintaining the existing permissions. Use absolute mode.</text:p>
      <text:p text:style-name="P4">ANS: chmod 644 /training/readme.txt</text:p>
      <text:p text:style-name="P4"><text:s/>chmod 600 /training</text:p>
      <text:p text:style-name="P4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2T11:09:30.967506288</meta:creation-date>
    <dc:date>2023-02-27T12:24:49.994055752</dc:date>
    <meta:editing-duration>PT15M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349" meta:character-count="2180" meta:non-whitespace-character-count="1866"/>
  </office:meta>
</office:document-meta>
</file>